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/>
      <style:text-properties fo:font-size="16pt" style:text-underline-style="none" officeooo:rsid="001797bb" officeooo:paragraph-rsid="001797bb" style:font-size-asian="16pt" style:font-size-complex="16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fo:font-size="12pt" style:text-underline-style="none" officeooo:rsid="0023457a" officeooo:paragraph-rsid="0025e626" style:font-size-asian="10.5pt" style:font-size-complex="12pt"/>
    </style:style>
    <style:style style:name="P3" style:family="paragraph" style:parent-style-name="Standard">
      <style:paragraph-properties fo:margin-left="0in" fo:margin-top="0in" fo:margin-bottom="0in" style:contextual-spacing="false" fo:line-height="100%" fo:text-indent="0in" style:auto-text-indent="false"/>
      <style:text-properties fo:font-size="12pt" style:text-underline-style="none" officeooo:rsid="0023457a" officeooo:paragraph-rsid="0025e626" style:font-size-asian="10.5pt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font-size="12pt" style:text-underline-style="none" officeooo:rsid="0023457a" officeooo:paragraph-rsid="00402df9" style:font-size-asian="10.5pt" style:font-size-complex="12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size="14pt" style:text-underline-style="none" officeooo:rsid="0025e626" officeooo:paragraph-rsid="0025e626" style:font-size-asian="14pt" style:font-size-complex="14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size="14pt" style:text-underline-style="none" officeooo:rsid="0038f62a" officeooo:paragraph-rsid="0038f62a" style:font-size-asian="12.25pt" style:font-size-complex="14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font-size="14pt" style:text-underline-style="none" officeooo:rsid="0039f719" officeooo:paragraph-rsid="0039f719" style:font-size-asian="12.25pt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4pt" style:text-underline-style="none" fo:font-weight="bold" officeooo:rsid="0023457a" officeooo:paragraph-rsid="0025e626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20pt" style:text-underline-style="none" officeooo:rsid="001797bb" officeooo:paragraph-rsid="0033eca5" style:font-size-asian="20pt" style:font-size-complex="20pt"/>
    </style:style>
    <style:style style:name="T1" style:family="text">
      <style:text-properties officeooo:rsid="0018d7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30980"/>
    </style:style>
    <style:style style:name="T4" style:family="text">
      <style:text-properties officeooo:rsid="003b795b"/>
    </style:style>
    <style:style style:name="T5" style:family="text">
      <style:text-properties officeooo:rsid="003f08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D</text:span>ifference</text:p>
      <text:p text:style-name="P9">between</text:p>
      <text:p text:style-name="P9"><text:span text:style-name="T2">SQL</text:span> and <text:span text:style-name="T2">NoSQL</text:span></text:p>
      <text:p text:style-name="P1"/>
      <text:p text:style-name="P5">What is SQL database?</text:p>
      <text:p text:style-name="P3">A <text:span text:style-name="T2">SQL database</text:span> stores data in structured tables with rows and columns, using SQL queries for fast, organized data management.</text:p>
      <text:p text:style-name="P3"/>
      <text:p text:style-name="P5">What is NoSQL database?</text:p>
      <text:p text:style-name="P2">A <text:span text:style-name="T2">NoSQL database</text:span> is non-relational, offering flexible data structures and scalability, often used for unstructured or large-scale data.</text:p>
      <text:p text:style-name="P2"/>
      <text:p text:style-name="P8">SQL vs. NoSQL</text:p>
      <text:p text:style-name="P2"/>
      <text:p text:style-name="P6">How <text:span text:style-name="T2">SQL</text:span> works?</text:p>
      <text:p text:style-name="P2"><text:span text:style-name="T2">SQL</text:span> databases store structured data in tables with rows and columns. They scale vertically (by upgrading hardware) but can also scale horizontall<text:span text:style-name="T5">y</text:span>. SQL databases follow ACID properties to ensure data consistency and reliability:</text:p>
      <text:p text:style-name="P2"/>
      <text:p text:style-name="P2"><text:s text:c="4"/><text:span text:style-name="T2">Atomicity</text:span>: Transactions must be fully completed or not happen at all.</text:p>
      <text:p text:style-name="P2"><text:s text:c="4"/><text:span text:style-name="T2">Consistency</text:span>: Data must always meet predefined rules.</text:p>
      <text:p text:style-name="P2"><text:s text:c="4"/><text:span text:style-name="T2">Isolation</text:span>: Transactions don't interfere with each other.</text:p>
      <text:p text:style-name="P2"><text:s text:c="4"/><text:span text:style-name="T2">Durability</text:span>: Once a transaction is committed, it can’t be undone.</text:p>
      <text:p text:style-name="P2"/>
      <text:p text:style-name="P2"><text:span text:style-name="T2">Examples</text:span>: MySQL, PostgreSQL, Oracle.</text:p>
      <text:p text:style-name="P2"/>
      <text:p text:style-name="P7">How <text:span text:style-name="T2">NoSQL</text:span> works?</text:p>
      <text:p text:style-name="P2"><text:span text:style-name="T2">NoSQL</text:span> databases allow flexible data structures, like key-value pairs, documents, or graphs. They scale horizontally, adding more servers to handle growing data. NoSQL follows the CAP theorem:</text:p>
      <text:p text:style-name="P2"/>
      <text:p text:style-name="P2"><text:s text:c="4"/><text:span text:style-name="T2">Consistency</text:span>: All nodes see the same data.</text:p>
      <text:p text:style-name="P2"><text:s text:c="4"/><text:span text:style-name="T2">Availability</text:span>: Every request gets a response.</text:p>
      <text:p text:style-name="P2"><text:s text:c="4"/><text:span text:style-name="T2">Partition tolerance</text:span>: The system works even if some nodes are unavailable.</text:p>
      <text:p text:style-name="P2"/>
      <text:p text:style-name="P2"><text:span text:style-name="T2">Examples</text:span>: MongoDB, Cassandra, Redis.</text:p>
      <text:p text:style-name="P2"/>
      <text:p text:style-name="P2">When to <text:span text:style-name="T2">Use SQL</text:span></text:p>
      <text:p text:style-name="P2"/>
      <text:p text:style-name="P2">SQL is best for structured data with clear relationships, requiring consistency and data integrity. It's great for handling large, complex queries and real-time updates.</text:p>
      <text:p text:style-name="P2">Use case: When you need structured data, like in financial systems, booking platforms (e.g., Uber, Airbnb).</text:p>
      <text:p text:style-name="P2"/>
      <text:p text:style-name="P4">When to <text:span text:style-name="T2">Use NoSQL</text:span></text:p>
      <text:p text:style-name="P4">NoSQL is good for unstructured or rapidly changing data, where flexibility and scalability are more important than strict consistency. It's great for big data, high traffic, and flexible data models.</text:p>
      <text:p text:style-name="P2"><text:soft-page-break/></text:p>
      <text:p text:style-name="P2">Use case: When dealing with massive amounts of unstructured data, like social media platforms (e.g., Facebook, Googl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09:03:33.222419624</meta:creation-date>
    <dc:date>2024-11-15T09:19:03.827213242</dc:date>
    <meta:editing-duration>PT15M16S</meta:editing-duration>
    <meta:editing-cycles>34</meta:editing-cycles>
    <meta:generator>LibreOffice/24.2.5.2$Linux_X86_64 LibreOffice_project/420$Build-2</meta:generator>
    <meta:document-statistic meta:table-count="0" meta:image-count="0" meta:object-count="0" meta:page-count="2" meta:paragraph-count="27" meta:word-count="282" meta:character-count="1921" meta:non-whitespace-character-count="1638"/>
  </office:meta>
</office:document-meta>
</file>